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62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3283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1.9547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5563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3583in"/>
    </style:style>
    <style:style style:name="co12" style:family="table-column">
      <style:table-column-properties fo:break-before="auto" style:column-width="0.6272in"/>
    </style:style>
    <style:style style:name="co13" style:family="table-column">
      <style:table-column-properties fo:break-before="auto" style:column-width="0.5673in"/>
    </style:style>
    <style:style style:name="co14" style:family="table-column">
      <style:table-column-properties fo:break-before="auto" style:column-width="0.3189in"/>
    </style:style>
    <style:style style:name="co15" style:family="table-column">
      <style:table-column-properties fo:break-before="auto" style:column-width="0.9756in"/>
    </style:style>
    <style:style style:name="co16" style:family="table-column">
      <style:table-column-properties fo:break-before="auto" style:column-width="0.3681in"/>
    </style:style>
    <style:style style:name="co17" style:family="table-column">
      <style:table-column-properties fo:break-before="auto" style:column-width="0.5874in"/>
    </style:style>
    <style:style style:name="co18" style:family="table-column">
      <style:table-column-properties fo:break-before="auto" style:column-width="0.6972in"/>
    </style:style>
    <style:style style:name="co19" style:family="table-column">
      <style:table-column-properties fo:break-before="auto" style:column-width="0.6173in"/>
    </style:style>
    <style:style style:name="co20" style:family="table-column">
      <style:table-column-properties fo:break-before="auto" style:column-width="0.5173in"/>
    </style:style>
    <style:style style:name="co21" style:family="table-column">
      <style:table-column-properties fo:break-before="auto" style:column-width="0.4382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7756in" fo:break-before="auto" style:use-optimal-row-height="tru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1.6744in" fo:break-before="auto" style:use-optimal-row-height="true"/>
    </style:style>
    <style:style style:name="ro8" style:family="table-row">
      <style:table-row-properties style:row-height="0.1764in" fo:break-before="auto" style:use-optimal-row-height="true"/>
    </style:style>
    <style:style style:name="ro9" style:family="table-row">
      <style:table-row-properties style:row-height="1.3752in" fo:break-before="auto" style:use-optimal-row-height="true"/>
    </style:style>
    <style:style style:name="ro10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style:font-name-asian="Arial Unicode MS" style:font-name-complex="Arial Unicode MS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 style:data-style-name="N37">
      <style:table-cell-properties fo:background-color="#ccffff"/>
    </style:style>
    <style:style style:name="ce1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asian="Arial Unicode MS" style:font-name-complex="Arial Unicode M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7" table:default-cell-style-name="ce7"/>
        <table:table-column table:style-name="co1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2" table:default-cell-style-name="ce11"/>
        <table:table-column table:style-name="co14" table:default-cell-style-name="ce11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7" table:number-columns-repeated="997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5" table:number-rows-spanned="1">
            <text:p>CATEGORY</text:p>
          </table:table-cell>
          <table:covered-table-cell table:number-columns-repeated="4" table:style-name="ce4"/>
          <table:table-cell table:style-name="ce5" office:value-type="string" table:number-columns-spanned="7" table:number-rows-spanned="1">
            <text:p>PERSON</text:p>
          </table:table-cell>
          <table:covered-table-cell/>
          <table:covered-table-cell table:number-columns-repeated="3" table:style-name="ce6"/>
          <table:covered-table-cell/>
          <table:covered-table-cell table:style-name="ce12"/>
          <table:table-cell table:style-name="ce13" office:value-type="string" table:number-columns-spanned="6" table:number-rows-spanned="1">
            <text:p>ORGANIZATION</text:p>
          </table:table-cell>
          <table:covered-table-cell table:number-columns-repeated="5" table:style-name="ce14"/>
          <table:table-cell table:style-name="ce15" office:value-type="string" table:number-columns-spanned="7" table:number-rows-spanned="1">
            <text:p>EVENT</text:p>
          </table:table-cell>
          <table:covered-table-cell table:number-columns-repeated="6" table:style-name="ce16"/>
          <table:table-cell table:style-name="ce1" office:value-type="string">
            <text:p>award</text:p>
          </table:table-cell>
          <table:table-cell table:style-name="ce1" table:number-columns-repeated="996"/>
        </table:table-row>
        <table:table-row table:style-name="ro2">
          <table:table-cell table:style-name="ce1" office:value-type="string">
            <text:p>not women</text:p>
          </table:table-cell>
          <table:table-cell table:style-name="ce1" office:value-type="string">
            <text:p>lgtbq</text:p>
          </table:table-cell>
          <table:table-cell table:style-name="ce1" office:value-type="string">
            <text:p>youth?</text:p>
          </table:table-cell>
          <table:table-cell table:style-name="ce1" office:value-type="string">
            <text:p>stem?</text:p>
          </table:table-cell>
          <table:table-cell table:style-name="ce1" office:value-type="string">
            <text:p>racial?</text:p>
          </table:table-cell>
          <table:table-cell table:style-name="ce1" office:value-type="string">
            <text:p>harass?</text:p>
          </table:table-cell>
          <table:table-cell table:style-name="ce1" office:value-type="string">
            <text:p>ldshp?</text:p>
          </table:table-cell>
          <table:table-cell table:style-name="ce6" office:value-type="string">
            <text:p>name</text:p>
          </table:table-cell>
          <table:table-cell office:value-type="string">
            <text:p>rol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org</text:p>
          </table:table-cell>
          <table:table-cell table:style-name="ce6" office:value-type="string">
            <text:p>email</text:p>
          </table:table-cell>
          <table:table-cell office:value-type="string">
            <text:p>phone</text:p>
          </table:table-cell>
          <table:table-cell table:style-name="ce6" office:value-type="string">
            <text:p>link</text:p>
          </table:table-cell>
          <table:table-cell table:style-name="ce14" office:value-type="string">
            <text:p>org</text:p>
          </table:table-cell>
          <table:table-cell table:style-name="ce14" office:value-type="string">
            <text:p>parent org</text:p>
          </table:table-cell>
          <table:table-cell table:style-name="ce14" office:value-type="string">
            <text:p>loc</text:p>
          </table:table-cell>
          <table:table-cell table:style-name="ce14" office:value-type="string">
            <text:p>mission</text:p>
          </table:table-cell>
          <table:table-cell table:style-name="ce14" office:value-type="string">
            <text:p>resources</text:p>
          </table:table-cell>
          <table:table-cell table:style-name="ce14" office:value-type="string">
            <text:p>link</text:p>
          </table:table-cell>
          <table:table-cell table:style-name="ce16" office:value-type="string">
            <text:p>event 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desc</text:p>
          </table:table-cell>
          <table:table-cell table:style-name="ce16" office:value-type="string">
            <text:p>hosts</text:p>
          </table:table-cell>
          <table:table-cell table:style-name="ce16" office:value-type="string">
            <text:p>date</text:p>
          </table:table-cell>
          <table:table-cell table:style-name="ce16" office:value-type="string">
            <text:p>loc</text:p>
          </table:table-cell>
          <table:table-cell table:style-name="ce16" office:value-type="string">
            <text:p>org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nk</text:p>
          </table:table-cell>
          <table:table-cell table:style-name="ce1" table:number-columns-repeated="995"/>
        </table:table-row>
        <table:table-row table:style-name="ro3">
          <table:table-cell table:number-columns-repeated="6"/>
          <table:table-cell office:value-type="string">
            <text:p>x</text:p>
          </table:table-cell>
          <table:table-cell table:style-name="ce2" office:value-type="string">
            <text:p>Penny George</text:p>
          </table:table-cell>
          <table:table-cell/>
          <table:table-cell table:style-name="ce2" office:value-type="string">
            <text:p>chair: PPGWLI</text:p>
          </table:table-cell>
          <table:table-cell table:number-columns-repeated="4"/>
          <table:table-cell table:style-name="ce10" office:value-type="string">
            <text:p><text:span text:style-name="T1">Penny </text:span><text:span text:style-name="T1">Pilgram </text:span><text:span text:style-name="T1">George </text:span><text:span text:style-name="T1">Women'</text:span><text:span text:style-name="T1">s </text:span><text:span text:style-name="T1">Leaders</text:span><text:span text:style-name="T1">hip </text:span><text:span text:style-name="T1">Initiativ</text:span><text:span text:style-name="T1">e </text:span><text:span text:style-name="T1">(PPGW</text:span><text:span text:style-name="T1">LI)</text:span></text:p>
          </table:table-cell>
          <table:table-cell table:style-name="ce10" office:value-type="string">
            <text:p>George Family Foundation</text:p>
          </table:table-cell>
          <table:table-cell table:style-name="ce10"/>
          <table:table-cell table:style-name="ce10" office:value-type="string">
            <text:p>♀ leadership</text:p>
          </table:table-cell>
          <table:table-cell table:style-name="ce10" office:value-type="string">
            <text:p><text:span text:style-name="T1"><text:a xlink:href="http://www.inc.com/lisa-abeyta/what-every-woman-leader-can-learn-from-hillary-clintons-acceptance-speech.html">http://www.inc.com/lisa-abeyta/what-every-woman-leader-can-learn-from-hillary-clintons-acceptance-speech.html</text:a></text:span><text:span text:style-name="T1"> </text:span><text:span text:style-name="T1"><text:a xlink:href="https://www.theodysseyonline.com/why-aly-raisman-is-the-definition-of-leader">https://www.theodysseyonline.com/why-aly-raisman-is-the-definition-of-leader</text:a></text:span><text:span text:style-name="T1"> </text:span><text:span text:style-name="T1"><text:a xlink:href="http://www.womensagenda.com.au/career-agenda/item/7313-the-key-things-to-know-about-mentoring">http://www.womensagenda.com.au/career-agenda/item/7313-the-key-things-to-know-about-mentoring</text:a></text:span><text:span text:style-name="T1"> <text:s/></text:span><text:span text:style-name="T1"><text:a xlink:href="http://www.theatlantic.com/business/archive/2016/08/what-do-women-leaders-have-in-common/492656/">http://www.theatlantic.com/business/archive/2016/08/what-do-women-leaders-have-in-common/492656/</text:a></text:span><text:span text:style-name="T1"> </text:span><text:span text:style-name="T1"><text:a xlink:href="http://www.upworthy.com/17-amazing-women-who-probably-arent-in-history-books-but-should-be?c=ufb1">http://www.upworthy.com/17-amazing-women-who-probably-arent-in-history-books-but-should-be?c=ufb1</text:a></text:span><text:span text:style-name="T1"> </text:span></text:p>
          </table:table-cell>
          <table:table-cell table:style-name="ce10" office:value-type="string">
            <text:p><text:span text:style-name="T1"><text:a xlink:href="https://studentaffairs.duke.edu/ucae/leadership/penny-pilgram-george-womens-leadership-initiative">https://studentaffairs.duke.edu/ucae/leadership/penny-pilgram-george-womens-leadership-initiative</text:a></text:span></text:p>
          </table:table-cell>
          <table:table-cell table:number-columns-repeated="1004"/>
        </table:table-row>
        <table:table-row table:style-name="ro4">
          <table:table-cell table:number-columns-repeated="14"/>
          <table:table-cell table:style-name="ce2" office:value-type="string">
            <text:p>International House</text:p>
          </table:table-cell>
          <table:table-cell table:number-columns-repeated="1009"/>
        </table:table-row>
        <table:table-row table:style-name="ro4">
          <table:table-cell table:number-columns-repeated="14"/>
          <table:table-cell table:style-name="ce2" office:value-type="string">
            <text:p>the Women's Center</text:p>
          </table:table-cell>
          <table:table-cell table:number-columns-repeated="1009"/>
        </table:table-row>
        <table:table-row table:style-name="ro5">
          <table:table-cell table:number-columns-repeated="4"/>
          <table:table-cell office:value-type="string">
            <text:p>x</text:p>
          </table:table-cell>
          <table:table-cell table:number-columns-repeated="15"/>
          <table:table-cell table:style-name="ce9" office:value-type="string">
            <text:p>Writing Our Lives</text:p>
          </table:table-cell>
          <table:table-cell table:style-name="ce2" office:value-type="string">
            <text:p><text:a xlink:href="https://studentaffairs.duke.edu/sites/default/files/styles/large_xl/public/2018-10/WritingOurLive-PPCohort.jpg?itok=WKNy5Gmn">https://studentaffairs.duke.edu/sites/default/files/styles/large_xl/public/2018-10/WritingOurLive-PPCohort.jpg?itok=WKNy5Gmn</text:a>, <text:a xlink:href="https://studentaffairs.duke.edu/ucae/leadership/penny-pilgram-george-womens-leadership-initiative/women-leadership-events">https://studentaffairs.duke.edu/ucae/leadership/penny-pilgram-george-womens-leadership-initiative/women-leadership-events</text:a></text:p>
          </table:table-cell>
          <table:table-cell table:style-name="Default" office:value-type="string">
            <text:p>day-long retreat with Jaki Shelton Green, 2018 NC Poet Laureate, will create space for meaningful conversations and self-discovery through creative writing exercises that focus on healing, growth, and change as female identified students from diverse backgrounds.</text:p>
          </table:table-cell>
          <table:table-cell table:style-name="ce9" office:value-type="string">
            <text:p>PPGWLI, International House, the Women's Center</text:p>
          </table:table-cell>
          <table:table-cell table:style-name="ce18" office:value-type="date" office:date-value="2018-11-10">
            <text:p>11/10/1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10" office:value-type="string">
            <text:p>UCAE Student Involvement </text:p>
          </table:table-cell>
          <table:table-cell table:number-columns-repeated="1009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table:number-columns-repeated="13"/>
          <table:table-cell table:style-name="ce9" office:value-type="string">
            <text:p>Feed Your Soul</text:p>
          </table:table-cell>
          <table:table-cell table:style-name="ce2" office:value-type="string">
            <text:p><text:a xlink:href="https://studentaffairs.duke.edu/ucae/leadership/penny-pilgram-george-womens-leadership-initiative/women-leadership-events">https://studentaffairs.duke.edu/ucae/leadership/penny-pilgram-george-womens-leadership-initiative/women-leadership-events</text:a>, <text:a xlink:href="https://studentaffairs.duke.edu/sites/default/files/styles/large_xxxl/public/2018-10/FeedYourSoul.jpg?itok=4Wy1Blk8">https://studentaffairs.duke.edu/sites/default/files/styles/large_xxxl/public/2018-10/FeedYourSoul.jpg?itok=4Wy1Blk8</text:a></text:p>
          </table:table-cell>
          <table:table-cell office:value-type="string">
            <text:p>overnight lock-in for female identified Leaders will foster pathways to positive self-care through food, art, spirituality and fitness</text:p>
          </table:table-cell>
          <table:table-cell/>
          <table:table-cell table:style-name="ce18" office:value-type="date" office:date-value="2018-11-03">
            <text:p>11/03/18</text:p>
          </table:table-cell>
          <table:table-cell table:number-columns-repeated="999"/>
        </table:table-row>
        <table:table-row table:style-name="ro7">
          <table:table-cell table:number-columns-repeated="5"/>
          <table:table-cell table:number-columns-repeated="2" office:value-type="string">
            <text:p>x</text:p>
          </table:table-cell>
          <table:table-cell table:number-columns-repeated="13"/>
          <table:table-cell table:style-name="ce9" office:value-type="string">
            <text:p>Jean Fox O’Barr Distinguished Speaker Series</text:p>
          </table:table-cell>
          <table:table-cell table:style-name="ce2" office:value-type="string">
            <text:p><text:a xlink:href="https://studentaffairs.duke.edu/ucae/leadership/penny-pilgram-george-womens-leadership-initiative/women-leadership-events">https://studentaffairs.duke.edu/ucae/leadership/penny-pilgram-george-womens-leadership-initiative/women-leadership-events</text:a></text:p>
          </table:table-cell>
          <table:table-cell table:style-name="ce2" office:value-type="string">
            <text:p>professional experiences on dealing with sexual harassment in the workplace</text:p>
          </table:table-cell>
          <table:table-cell table:style-name="ce2" office:value-type="string">
            <text:p>The Baldwin Scholars</text:p>
          </table:table-cell>
          <table:table-cell office:value-type="float" office:value="2018">
            <text:p>201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10" office:value-type="string">
            <text:p>The Baldwin Scholars</text:p>
          </table:table-cell>
          <table:table-cell table:number-columns-repeated="1009"/>
        </table:table-row>
        <table:table-row table:style-name="ro8">
          <table:table-cell table:number-columns-repeated="7"/>
          <table:table-cell table:style-name="Default" office:value-type="string">
            <text:p>Braelyn Parkman</text:p>
          </table:table-cell>
          <table:table-cell office:value-type="string">
            <text:p>2018 cohort</text:p>
          </table:table-cell>
          <table:table-cell table:style-name="Default"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bp120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Abigail Kingsley</text:p>
          </table:table-cell>
          <table:table-cell office:value-type="string">
            <text:p>2018 cohort</text:p>
          </table:table-cell>
          <table:table-cell table:style-name="Default"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k458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Swathi Ramprasad</text:p>
          </table:table-cell>
          <table:table-cell office:value-type="string">
            <text:p>2018 cohort</text:p>
          </table:table-cell>
          <table:table-cell table:style-name="Default"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sr334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Kathleen Chen</text:p>
          </table:table-cell>
          <table:table-cell office:value-type="string">
            <text:p>2018 cohort</text:p>
          </table:table-cell>
          <table:table-cell table:style-name="Default"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kzc3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Urmi Pandya</text:p>
          </table:table-cell>
          <table:table-cell office:value-type="string">
            <text:p>2018 cohort</text:p>
          </table:table-cell>
          <table:table-cell table:style-name="Default"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usp2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Annie Lu</text:p>
          </table:table-cell>
          <table:table-cell office:value-type="string">
            <text:p>2018 cohort</text:p>
          </table:table-cell>
          <table:table-cell table:style-name="Default"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l343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Lydia Hendrick</text:p>
          </table:table-cell>
          <table:table-cell office:value-type="string">
            <text:p>2018 cohort</text:p>
          </table:table-cell>
          <table:table-cell table:style-name="Default"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lah95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Evelyn Garcia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mg64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Rishika Gundi</text:p>
          </table:table-cell>
          <table:table-cell office:value-type="string">
            <text:p>2018 cohort</text:p>
          </table:table-cell>
          <table:table-cell table:style-name="Default"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rvg3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Jandé Thomas</text:p>
          </table:table-cell>
          <table:table-cell office:value-type="string">
            <text:p>2018 cohort</text:p>
          </table:table-cell>
          <table:table-cell table:style-name="Default"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jt241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Sarah Watkins</text:p>
          </table:table-cell>
          <table:table-cell office:value-type="string">
            <text:p>2018 cohort</text:p>
          </table:table-cell>
          <table:table-cell table:style-name="Default"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sew76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Charlotte Thomas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cmt71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Carmela Guaglianone</text:p>
          </table:table-cell>
          <table:table-cell office:value-type="string">
            <text:p>2018 cohort</text:p>
          </table:table-cell>
          <table:table-cell table:style-name="Default"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cg232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Hannah Humayun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hnh11@duke.edu 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Michelle Wong</text:p>
          </table:table-cell>
          <table:table-cell office:value-type="string">
            <text:p>2018 cohort</text:p>
          </table:table-cell>
          <table:table-cell table:style-name="Default"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mw352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Erica Wang</text:p>
          </table:table-cell>
          <table:table-cell office:value-type="string">
            <text:p>2018 cohort</text:p>
          </table:table-cell>
          <table:table-cell table:style-name="Default"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w153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Rose Wong</text:p>
          </table:table-cell>
          <table:table-cell office:value-type="string">
            <text:p>2018 cohort</text:p>
          </table:table-cell>
          <table:table-cell table:style-name="Default"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rw158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Arianna Rhue</text:p>
          </table:table-cell>
          <table:table-cell office:value-type="string">
            <text:p>2018 cohort</text:p>
          </table:table-cell>
          <table:table-cell table:style-name="Default"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er52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Claire Wiebe</text:p>
          </table:table-cell>
          <table:table-cell office:value-type="string">
            <text:p>2018 cohort</text:p>
          </table:table-cell>
          <table:table-cell table:style-name="Default"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cew49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Ellen Scully</text:p>
          </table:table-cell>
          <table:table-cell office:value-type="string">
            <text:p>2018 cohort</text:p>
          </table:table-cell>
          <table:table-cell table:style-name="Default"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ps19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Ebehiremhe Anita Izokun</text:p>
          </table:table-cell>
          <table:table-cell office:value-type="string">
            <text:p>2018 cohort</text:p>
          </table:table-cell>
          <table:table-cell table:style-name="Default"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ai8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Mahima Varma</text:p>
          </table:table-cell>
          <table:table-cell office:value-type="string">
            <text:p>2018 cohort</text:p>
          </table:table-cell>
          <table:table-cell table:style-name="Default"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mv104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Stella Wang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sw278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Emma Palmer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jp32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Anya Parks</text:p>
          </table:table-cell>
          <table:table-cell office:value-type="string">
            <text:p>2018 cohort</text:p>
          </table:table-cell>
          <table:table-cell table:style-name="Default"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ep47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Default" office:value-type="string">
            <text:p>Christine Kinyua</text:p>
          </table:table-cell>
          <table:table-cell office:value-type="string">
            <text:p>2018 cohort</text:p>
          </table:table-cell>
          <table:table-cell table:style-name="Default"/>
          <table:table-cell table:style-name="Default" office:value-type="string">
            <text:p>PPGWLI</text:p>
          </table:table-cell>
          <table:table-cell table:style-name="Default" office:value-type="string">
            <text:p>ckk10@duke.edu</text:p>
          </table:table-cell>
          <table:table-cell/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table:number-columns-repeated="19"/>
          <table:table-cell office:value-type="string">
            <text:p>ACC leadership symposium</text:p>
          </table:table-cell>
          <table:table-cell table:style-name="ce2" office:value-type="string">
            <text:p><text:a xlink:href="https://leadandengage.dasa.ncsu.edu/leadership/acc/">https://leadandengage.dasa.ncsu.edu/leadership/acc/</text:a> <text:a xlink:href="https://duke.qualtrics.com/jfe/form/SV_ePDdBfDG3YHnDIV">https://duke.qualtrics.com/jfe/form/SV_ePDdBfDG3YHnDIV</text:a></text:p>
          </table:table-cell>
          <table:table-cell table:number-columns-repeated="2"/>
          <table:table-cell office:value-type="string">
            <text:p>annual</text:p>
          </table:table-cell>
          <table:table-cell table:number-columns-repeated="999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office:value-type="string">
            <text:p>brian lackman</text:p>
          </table:table-cell>
          <table:table-cell office:value-type="string">
            <text:p>leadershape institute contact</text:p>
          </table:table-cell>
          <table:table-cell table:number-columns-repeated="2"/>
          <table:table-cell table:style-name="ce2" office:value-type="string">
            <text:p> <text:a xlink:href="https://studentaffairs.duke.edu/ucae/leadership/leadership-duke/brian.lackman@duke.edu">brian.lackman@duke.edu</text:a></text:p>
          </table:table-cell>
          <table:table-cell office:value-type="string">
            <text:p>919.668.4754</text:p>
          </table:table-cell>
          <table:table-cell table:number-columns-repeated="7"/>
          <table:table-cell table:style-name="ce2" office:value-type="string">
            <text:p>LeaderShape Institute</text:p>
          </table:table-cell>
          <table:table-cell office:value-type="string">
            <text:p><text:a xlink:href="https://studentaffairs.duke.edu/ucae/leadership/leadership-duke/leadershape">https://studentaffairs.duke.edu/ucae/leadership/leadership-duke/leadershape</text:a></text:p>
          </table:table-cell>
          <table:table-cell office:value-type="string">
            <text:p><text:s/>six-day intensive experience for rising sophomore, junior and senior students. It focuses on leading with integrity, solidifying a vision for a just, caring, thriving world and the importance of maintaining a healthy disregard for the impossible.</text:p>
          </table:table-cell>
          <table:table-cell/>
          <table:table-cell table:style-name="ce2" office:value-type="string">
            <text:p>March 10-15, 2019</text:p>
          </table:table-cell>
          <table:table-cell table:number-columns-repeated="999"/>
        </table:table-row>
        <table:table-row table:style-name="ro8">
          <table:table-cell table:number-columns-repeated="7"/>
          <table:table-cell office:value-type="string">
            <text:p>Carina Carpenter</text:p>
          </table:table-cell>
          <table:table-cell office:value-type="string">
            <text:p>Auth Proj contact</text:p>
          </table:table-cell>
          <table:table-cell table:number-columns-repeated="2"/>
          <table:table-cell office:value-type="string">
            <text:p><text:a xlink:href="mailto:carina.carpenter@duke.edu">carina.carpenter@duke.edu</text:a></text:p>
          </table:table-cell>
          <table:table-cell/>
          <table:table-cell table:style-name="ce2" office:value-type="string">
            <text:p><text:a xlink:href="https://duke.qualtrics.com/jfe/form/SV_db2SyGDmc1RGNNP">https://duke.qualtrics.com/jfe/form/SV_db2SyGDmc1RGNNP</text:a></text:p>
          </table:table-cell>
          <table:table-cell table:number-columns-repeated="6"/>
          <table:table-cell office:value-type="string">
            <text:p>AUTHENTICITY PROJECT</text:p>
          </table:table-cell>
          <table:table-cell table:style-name="ce2" office:value-type="string">
            <text:p><text:a xlink:href="https://studentaffairs.duke.edu/ucae/leadership/programs/duke-authenticity-project">https://studentaffairs.duke.edu/ucae/leadership/programs/duke-authenticity-project</text:a></text:p>
          </table:table-cell>
          <table:table-cell table:number-columns-repeated="2"/>
          <table:table-cell table:style-name="ce19" office:value-type="date" office:date-value="2019-11-02">
            <text:p>11/02/19</text:p>
          </table:table-cell>
          <table:table-cell table:number-columns-repeated="999"/>
        </table:table-row>
        <table:table-row table:style-name="ro8">
          <table:table-cell table:number-columns-repeated="7"/>
          <table:table-cell office:value-type="string">
            <text:p>Jesse Simmons</text:p>
          </table:table-cell>
          <table:table-cell office:value-type="string">
            <text:p>Auth Proj contact</text:p>
          </table:table-cell>
          <table:table-cell table:number-columns-repeated="2"/>
          <table:table-cell office:value-type="string">
            <text:p><text:a xlink:href="mailto:jesse.simmons@duke.edu">jesse.simmons@duke.edu</text:a></text:p>
          </table:table-cell>
          <table:table-cell/>
          <table:table-cell table:style-name="ce2" office:value-type="string">
            <text:p><text:a xlink:href="https://duke.qualtrics.com/jfe/form/SV_db2SyGDmc1RGNNP">https://duke.qualtrics.com/jfe/form/SV_db2SyGDmc1RGNNP</text:a></text:p>
          </table:table-cell>
          <table:table-cell table:number-columns-repeated="6"/>
          <table:table-cell office:value-type="string">
            <text:p>AUTHENTICITY PROJECT</text:p>
          </table:table-cell>
          <table:table-cell table:style-name="ce2" office:value-type="string">
            <text:p><text:a xlink:href="https://studentaffairs.duke.edu/ucae/leadership/programs/duke-authenticity-project">https://studentaffairs.duke.edu/ucae/leadership/programs/duke-authenticity-project</text:a></text:p>
          </table:table-cell>
          <table:table-cell table:number-columns-repeated="2"/>
          <table:table-cell table:style-name="ce19" office:value-type="date" office:date-value="2019-11-02">
            <text:p>11/02/19</text:p>
          </table:table-cell>
          <table:table-cell table:number-columns-repeated="999"/>
        </table:table-row>
        <table:table-row table:style-name="ro8">
          <table:table-cell office:value-type="string">
            <text:p>x</text:p>
          </table:table-cell>
          <table:table-cell table:number-columns-repeated="26"/>
          <table:table-cell table:style-name="ce2" office:value-type="string">
            <text:p><text:a xlink:href="https://duke.qualtrics.com/jfe/form/SV_cx3fV7d2K70Gh3D">#GotCaughtLeading Nomination Form</text:a></text:p>
          </table:table-cell>
          <table:table-cell table:style-name="ce2" office:value-type="string">
            <text:p><text:a xlink:href="https://studentaffairs.duke.edu/ucae/leadership/leadership-service-awards">https://studentaffairs.duke.edu/ucae/leadership/leadership-service-awards</text:a></text:p>
          </table:table-cell>
          <table:table-cell table:number-columns-repeated="995"/>
        </table:table-row>
        <table:table-row table:style-name="ro4">
          <table:table-cell table:number-columns-repeated="7"/>
          <table:table-cell office:value-type="string">
            <text:p>colleen scott</text:p>
          </table:table-cell>
          <table:table-cell office:value-type="string">
            <text:p>Baldwin Scholars Unsung Heroine Award contact</text:p>
          </table:table-cell>
          <table:table-cell table:number-columns-repeated="2"/>
          <table:table-cell table:style-name="ce2" office:value-type="string">
            <text:p>colleen.scott@duke.edu </text:p>
          </table:table-cell>
          <table:table-cell table:style-name="ce2" office:value-type="string">
            <text:p>919.684.6579</text:p>
          </table:table-cell>
          <table:table-cell table:style-name="ce2" office:value-type="string">
            <text:p><text:a xlink:href="https://studentaffairs.duke.edu/sites/default/files/2018-01/baldwin%20.pdf">https://studentaffairs.duke.edu/sites/default/files/2018-01/baldwin%20.pdf</text:a></text:p>
          </table:table-cell>
          <table:table-cell table:number-columns-repeated="13"/>
          <table:table-cell table:style-name="ce2" office:value-type="string">
            <text:p>Baldwin Scholars Unsung Heroine Award</text:p>
          </table:table-cell>
          <table:table-cell table:style-name="ce2" office:value-type="string">
            <text:p><text:a xlink:href="https://studentaffairs.duke.edu/sites/default/files/2018-01/baldwin%20.pdf">https://studentaffairs.duke.edu/sites/default/files/2018-01/baldwin%20.pdf</text:a> <text:a xlink:href="http://baldwinscholars.duke.edu/honorees/heroines">http://baldwinscholars.duke.edu/honorees/heroines</text:a></text:p>
          </table:table-cell>
          <table:table-cell table:number-columns-repeated="995"/>
        </table:table-row>
        <table:table-row table:style-name="ro3">
          <table:table-cell table:number-columns-repeated="7"/>
          <table:table-cell table:style-name="ce2" office:value-type="string">
            <text:p>Maryam Asenuga</text:p>
          </table:table-cell>
          <table:table-cell office:value-type="string">
            <text:p>Julie Anne Levey Leadership Award (2017)</text:p>
          </table:table-cell>
          <table:table-cell office:value-type="string">
            <text:p>undergrad</text:p>
          </table:table-cell>
          <table:table-cell table:number-columns-repeated="17"/>
          <table:table-cell office:value-type="string">
            <text:p>JULIE ANNE LEVEY MEMORIAL LEADERSHIP</text:p>
          </table:table-cell>
          <table:table-cell table:style-name="ce2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5"/>
        </table:table-row>
        <table:table-row table:style-name="ro8">
          <table:table-cell table:number-columns-repeated="7"/>
          <table:table-cell table:style-name="ce2" office:value-type="string">
            <text:p>Alex Gara</text:p>
          </table:table-cell>
          <table:table-cell office:value-type="string">
            <text:p>Julie Anne Levey Leadership Award (2018)</text:p>
          </table:table-cell>
          <table:table-cell office:value-type="string">
            <text:p>undergrad</text:p>
          </table:table-cell>
          <table:table-cell table:number-columns-repeated="17"/>
          <table:table-cell office:value-type="string">
            <text:p>JULIE ANNE LEVEY MEMORIAL LEADERSHIP</text:p>
          </table:table-cell>
          <table:table-cell table:style-name="ce2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5"/>
        </table:table-row>
        <table:table-row table:style-name="ro8">
          <table:table-cell office:value-type="string">
            <text:p>x</text:p>
          </table:table-cell>
          <table:table-cell table:number-columns-repeated="6"/>
          <table:table-cell table:style-name="ce8" office:value-type="string">
            <text:p>LB Bergene</text:p>
          </table:table-cell>
          <table:table-cell office:value-type="string">
            <text:p>contact for Julie Anne Levey Leadership Award (2018)</text:p>
          </table:table-cell>
          <table:table-cell table:number-columns-repeated="2"/>
          <table:table-cell office:value-type="string">
            <text:p>lb.bergene@duke.edu</text:p>
          </table:table-cell>
          <table:table-cell table:number-columns-repeated="15"/>
          <table:table-cell office:value-type="string">
            <text:p>JULIE ANNE LEVEY MEMORIAL LEADERSHIP</text:p>
          </table:table-cell>
          <table:table-cell table:style-name="ce2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office:value-type="string">
            <text:p>brian lackman</text:p>
          </table:table-cell>
          <table:table-cell office:value-type="string">
            <text:p>Contact for STUDENT AFFAIRS DISTINGUISHED LEADERSHIP AND SERVICE AWARD</text:p>
          </table:table-cell>
          <table:table-cell table:number-columns-repeated="2"/>
          <table:table-cell table:style-name="ce2" office:value-type="string">
            <text:p> <text:a xlink:href="https://studentaffairs.duke.edu/ucae/leadership/leadership-duke/brian.lackman@duke.edu">brian.lackman@duke.edu</text:a></text:p>
          </table:table-cell>
          <table:table-cell office:value-type="string">
            <text:p>919.668.4754</text:p>
          </table:table-cell>
          <table:table-cell table:number-columns-repeated="14"/>
          <table:table-cell office:value-type="string">
            <text:p>STUDENT AFFAIRS DISTINGUISHED LEADERSHIP AND SERVICE AWARD</text:p>
          </table:table-cell>
          <table:table-cell table:style-name="ce2" office:value-type="string">
            <text:p><text:a xlink:href="https://studentaffairs.duke.edu/ucae/leadership/leadership-service-awards/student-affairs-distinguished-leadership-and-service-award">https://studentaffairs.duke.edu/ucae/leadership/leadership-service-awards/student-affairs-distinguished-leadership-and-service-award</text:a></text:p>
          </table:table-cell>
          <table:table-cell table:number-columns-repeated="995"/>
        </table:table-row>
        <table:table-row table:style-name="ro6">
          <table:table-cell table:number-columns-repeated="7"/>
          <table:table-cell table:style-name="ce9" office:value-type="string">
            <text:p>Ana Ramirez</text:p>
          </table:table-cell>
          <table:table-cell office:value-type="string">
            <text:p>student</text:p>
          </table:table-cell>
          <table:table-cell table:number-columns-repeated="2"/>
          <table:table-cell table:style-name="ce2" office:value-type="string">
            <text:p>ana.ramirez@duke.edu</text:p>
          </table:table-cell>
          <table:table-cell/>
          <table:table-cell table:style-name="ce2" office:value-type="string">
            <text:p><text:a xlink:href="https://rubensteinscholars.duke.edu/our-scholars/ana-gabriela-ramirez">https://rubensteinscholars.duke.edu/our-scholars/ana-gabriela-ramirez</text:a></text:p>
          </table:table-cell>
          <table:table-cell table:number-columns-repeated="13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3">
          <table:table-cell table:number-columns-repeated="7"/>
          <table:table-cell table:style-name="ce9" office:value-type="string">
            <text:p>Adela Deanova</text:p>
          </table:table-cell>
          <table:table-cell office:value-type="string">
            <text:p>student</text:p>
          </table:table-cell>
          <table:table-cell table:number-columns-repeated="2"/>
          <table:table-cell office:value-type="string">
            <text:p><text:a xlink:href="mailto:adela.deanova@duke.edu">adela.deanova@duke.edu</text:a></text:p>
          </table:table-cell>
          <table:table-cell/>
          <table:table-cell table:style-name="ce2" office:value-type="string">
            <text:p><text:a xlink:href="https://philosophy.duke.edu/people/adela-deanova">https://philosophy.duke.edu/people/adela-deanova</text:a></text:p>
          </table:table-cell>
          <table:table-cell table:number-columns-repeated="13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6">
          <table:table-cell table:number-columns-repeated="7"/>
          <table:table-cell table:style-name="ce9" office:value-type="string">
            <text:p>Elizabeth Barahona</text:p>
          </table:table-cell>
          <table:table-cell office:value-type="string">
            <text:p>student</text:p>
          </table:table-cell>
          <table:table-cell table:number-columns-repeated="2"/>
          <table:table-cell office:value-type="string">
            <text:p><text:a xlink:href="mailto:Elizabeth.Barahona@duke.edu">Elizabeth.Barahona@duke.edu</text:a></text:p>
          </table:table-cell>
          <table:table-cell/>
          <table:table-cell table:style-name="ce2" office:value-type="string">
            <text:p><text:a xlink:href="https://baldwinscholars.duke.edu/node/51">https://baldwinscholars.duke.edu/node/51</text:a> <text:s/><text:a xlink:href="https://www.linkedin.com/in/elizabethbarahona/">https://www.linkedin.com/in/elizabethbarahona/</text:a></text:p>
          </table:table-cell>
          <table:table-cell table:number-columns-repeated="13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3">
          <table:table-cell table:number-columns-repeated="7"/>
          <table:table-cell table:style-name="ce9" office:value-type="string">
            <text:p>Melissa Beretta</text:p>
          </table:table-cell>
          <table:table-cell office:value-type="string">
            <text:p>student</text:p>
          </table:table-cell>
          <table:table-cell table:number-columns-repeated="2"/>
          <table:table-cell office:value-type="string">
            <text:p><text:a xlink:href="mailto:melissa.beretta@duke.edu">melissa.beretta@duke.edu</text:a></text:p>
          </table:table-cell>
          <table:table-cell table:number-columns-repeated="15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8">
          <table:table-cell table:number-columns-repeated="7"/>
          <table:table-cell table:style-name="ce9" office:value-type="string">
            <text:p>Eliza Moreno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8">
          <table:table-cell table:number-columns-repeated="7"/>
          <table:table-cell table:style-name="ce9" office:value-type="string">
            <text:p>Katie Wyatt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8">
          <table:table-cell table:number-columns-repeated="7"/>
          <table:table-cell table:style-name="ce2" office:value-type="string">
            <text:p>Julia Roberts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5"/>
        </table:table-row>
        <table:table-row table:style-name="ro6">
          <table:table-cell table:number-columns-repeated="7"/>
          <table:table-cell table:style-name="ce2" office:value-type="string">
            <text:p>SHERRYL BROVERMAN, PHD </text:p>
          </table:table-cell>
          <table:table-cell table:style-name="ce10" office:value-type="string">
            <text:p>Algernon Sydney Sullivan Award Recipient Duke University 2016 </text:p>
          </table:table-cell>
          <table:table-cell/>
          <table:table-cell office:value-type="string">
            <text:p>Department of Biology and Duke Global Health Institute</text:p>
          </table:table-cell>
          <table:table-cell table:number-columns-repeated="2"/>
          <table:table-cell table:style-name="ce2" office:value-type="string">
            <text:p><text:a xlink:href="https://provost.duke.edu/sites/all/files/Sullivan-Citation-Sherryl-Broverman.pdf">https://provost.duke.edu/sites/all/files/Sullivan-Citation-Sherryl-Broverman.pdf</text:a>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2" office:value-type="string">
            <text:p>Barbara Dotson </text:p>
          </table:table-cell>
          <table:table-cell office:value-type="string">
            <text:p>2012 Algernon Sydney Sullivan Award Winner</text:p>
          </table:table-cell>
          <table:table-cell/>
          <table:table-cell office:value-type="string">
            <text:p>Duke University Watts School of Nursing</text:p>
          </table:table-cell>
          <table:table-cell table:number-columns-repeated="2"/>
          <table:table-cell table:style-name="ce2" office:value-type="string">
            <text:p><text:a xlink:href="https://provost.duke.edu/sites/all/files/Dotson.pdf">https://provost.duke.edu/sites/all/files/Dotson.pdf</text:a></text:p>
          </table:table-cell>
          <table:table-cell table:number-columns-repeated="1010"/>
        </table:table-row>
        <table:table-row table:style-name="ro9">
          <table:table-cell table:number-columns-repeated="7"/>
          <table:table-cell table:style-name="ce2" office:value-type="string">
            <text:p>Barbara Lau</text:p>
          </table:table-cell>
          <table:table-cell table:style-name="ce2" office:value-type="string">
            <text:p>2011Algernon Sydney Sullivan Award</text:p>
          </table:table-cell>
          <table:table-cell/>
          <table:table-cell table:style-name="ce2" office:value-type="string">
            <text:p>Director, Pauli Murray Project, Duke University Human Rights Center</text:p>
          </table:table-cell>
          <table:table-cell table:number-columns-repeated="2"/>
          <table:table-cell table:style-name="ce2" office:value-type="string">
            <text:p><text:a xlink:href="https://provost.duke.edu/sites/all/files/BarbaraLauCitation.pdf">https://provost.duke.edu/sites/all/files/BarbaraLauCitation.pdf</text:a></text:p>
          </table:table-cell>
          <table:table-cell table:number-columns-repeated="1010"/>
        </table:table-row>
        <table:table-row table:style-name="ro6">
          <table:table-cell table:number-columns-repeated="7"/>
          <table:table-cell office:value-type="string">
            <text:p>Jeanette Stokes</text:p>
          </table:table-cell>
          <table:table-cell office:value-type="string">
            <text:p>founder,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2" office:value-type="string">
            <text:p> <text:a xlink:href="mailto:jeanette@rcwms.org">jeanette@rcwms.org</text:a></text:p>
          </table:table-cell>
          <table:table-cell/>
          <table:table-cell table:style-name="ce2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6"/>
        </table:table-row>
        <table:table-row table:style-name="ro6">
          <table:table-cell table:number-columns-repeated="7"/>
          <table:table-cell table:style-name="ce2" office:value-type="string">
            <text:p>Jennifer McGovern</text:p>
          </table:table-cell>
          <table:table-cell table:style-name="ce2" office:value-type="string">
            <text:p>Administrative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2" office:value-type="string">
            <text:p><text:a xlink:href="mailto:jennifer@rcwms.org">jennifer@rcwms.org</text:a></text:p>
          </table:table-cell>
          <table:table-cell/>
          <table:table-cell table:style-name="ce2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6"/>
        </table:table-row>
        <table:table-row table:style-name="ro6">
          <table:table-cell table:number-columns-repeated="7"/>
          <table:table-cell table:style-name="ce2" office:value-type="string">
            <text:p>Meghan Florian</text:p>
          </table:table-cell>
          <table:table-cell table:style-name="ce2" office:value-type="string">
            <text:p>Communications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2" office:value-type="string">
            <text:p><text:a xlink:href="mailto:meghan@rcwms.org">meghan@rcwms.org</text:a></text:p>
          </table:table-cell>
          <table:table-cell/>
          <table:table-cell table:style-name="ce2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2" office:value-type="string">
            <text:p>Rebecca Welper</text:p>
          </table:table-cell>
          <table:table-cell table:style-name="ce2" office:value-type="string">
            <text:p>Director of Development &amp; Special Projects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2" office:value-type="string">
            <text:p><text:a xlink:href="mailto:rebecca@rcwms.org">rebecca@rcwms.org</text:a></text:p>
          </table:table-cell>
          <table:table-cell/>
          <table:table-cell table:style-name="ce2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6"/>
        </table:table-row>
        <table:table-row table:style-name="ro8">
          <table:table-cell table:number-columns-repeated="7"/>
          <table:table-cell table:style-name="ce9" office:value-type="string">
            <text:p>Emilie Dye</text:p>
          </table:table-cell>
          <table:table-cell office:value-type="string">
            <text:p>Director of Student Engagement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9"/>
        </table:table-row>
        <table:table-row table:style-name="ro8">
          <table:table-cell table:number-columns-repeated="7"/>
          <table:table-cell table:style-name="ce9" office:value-type="string">
            <text:p>Anna Lehnen</text:p>
          </table:table-cell>
          <table:table-cell office:value-type="string">
            <text:p>Associate Director of Student Engagement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9"/>
        </table:table-row>
        <table:table-row table:style-name="ro8">
          <table:table-cell table:number-columns-repeated="7"/>
          <table:table-cell office:value-type="string">
            <text:p>Brian Lackman</text:p>
          </table:table-cell>
          <table:table-cell office:value-type="string">
            <text:p>Assistant Director, Center for Leadership Development and Social Action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office:value-type="string">
            <text:p><text:a xlink:href="mailto:Brian.lackman@duke.edu">Brian.lackman@duke.edu</text:a></text:p>
          </table:table-cell>
          <table:table-cell office:value-type="string">
            <text:p>919-668-4754</text:p>
          </table:table-cell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9"/>
        </table:table-row>
        <table:table-row table:style-name="ro3">
          <table:table-cell table:number-columns-repeated="7"/>
          <table:table-cell office:value-type="string">
            <text:p/>
            <text:p>Josephine McKelvy</text:p>
          </table:table-cell>
          <table:table-cell office:value-type="string">
            <text:p>Graduate Assistant</text:p>
          </table:table-cell>
          <table:table-cell/>
          <table:table-cell office:value-type="string">
            <text:p>PPGWLI</text:p>
          </table:table-cell>
          <table:table-cell office:value-type="string">
            <text:p><text:a xlink:href="mailto:josephine.mckelvy@duke.edu">josephine.mckelvy@duke.edu</text:a></text:p>
          </table:table-cell>
          <table:table-cell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style-name="ce7" office:value-type="string">
            <text:p>PPGWLI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9" office:value-type="string">
            <text:p>Stephanie Hilton</text:p>
          </table:table-cell>
          <table:table-cell table:number-columns-repeated="2"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9"/>
        </table:table-row>
        <table:table-row table:style-name="ro8">
          <table:table-cell table:number-columns-repeated="7"/>
          <table:table-cell table:style-name="ce9" office:value-type="string">
            <text:p>Sena Kpodzro</text:p>
          </table:table-cell>
          <table:table-cell office:value-type="string">
            <text:p>student employee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9"/>
        </table:table-row>
        <table:table-row table:style-name="ro8">
          <table:table-cell table:number-columns-repeated="7"/>
          <table:table-cell table:style-name="ce9" office:value-type="string">
            <text:p>Christine Seo </text:p>
          </table:table-cell>
          <table:table-cell office:value-type="string">
            <text:p>student employee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9"/>
        </table:table-row>
        <table:table-row table:style-name="ro8">
          <table:table-cell table:number-columns-repeated="7"/>
          <table:table-cell table:style-name="ce9" office:value-type="string">
            <text:p>Helen Yang</text:p>
          </table:table-cell>
          <table:table-cell office:value-type="string">
            <text:p>student employee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ce9" office:value-type="string">
            <text:p>Claire Breen</text:p>
          </table:table-cell>
          <table:table-cell office:value-type="string">
            <text:p>student employee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ce9" office:value-type="string">
            <text:p>Tatiana Tian</text:p>
          </table:table-cell>
          <table:table-cell office:value-type="string">
            <text:p>student employee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10"/>
        </table:table-row>
        <table:table-row table:style-name="ro8">
          <table:table-cell table:number-columns-repeated="7"/>
          <table:table-cell table:style-name="ce9" office:value-type="string">
            <text:p>Elizabeth Lee</text:p>
          </table:table-cell>
          <table:table-cell office:value-type="string">
            <text:p>student employee</text:p>
          </table:table-cell>
          <table:table-cell/>
          <table:table-cell table:style-name="ce11" office:value-type="string">
            <text:p>The 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Betsy Alde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Program in Education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Paris Andrew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TIP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Nick Antonicci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enter for Sexual and Gender Diversity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eslie Barn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tudent Athlete Development, Athletics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Tearria Beck-Scot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: Student Involvement</text:p>
          </table:table-cell>
          <table:table-cell table:style-name="ce11" office:value-type="string">
            <text:p>tearria.beck.scott@duke.edu</text:p>
          </table:table-cell>
          <table:table-cell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style-name="ce2" office:value-type="string">
            <text:p><text:a xlink:href="https://studentaffairs.duke.edu/ucae/about-us/teams/student-involvement">https://studentaffairs.duke.edu/ucae/about-us/teams/student-involvement</text:a>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Tony Brow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Hart Leadership Program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usan Jam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Hart Leadership Program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lec Greenwald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Trinity Colleg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eredith Caspe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Engag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atie Collera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nette Wood Crowle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.N. Duke Scholars Program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reg Dal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Athletics Leadership Program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mily Durham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Rubenstein-Bing Student Athlete Civic Engagement Program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hristian Ferne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Kenan Institute for Ethics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n Fr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USF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hristopher Gerge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Innovation and Entrepreneurship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ephanie Glove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Robertson Scholars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eslie Perkin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Civic Engagement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eorge Grod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Markets and Management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sse Simmon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 Center for Leadership Development and Social Action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eve Hick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ass Connections - Energy Initiativ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liza Matthew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-Durham Neighborhood Partnership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dam Hollowel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Chapel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evin Hoch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Innovation and Entrepreneurship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nghee Jeo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International Hous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eb Johnso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ndergraduate Education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reg Jon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ivinity School and Faith &amp; Leadership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arina Carpente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East Campus Residence Lif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irija Mahaja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ommunity Service Center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elly Cohen Mazurowski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ommunity Service Center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ralis Mercado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Wellness Center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m Miglares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-Durham Neighborhood Partnership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laine Penros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Robertson Scholars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acy Peterso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ass Connections - Energy Initiativ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ephanie Helms Picket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Women's Center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avid Pittma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 Student Lif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omonique Redmond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ommunity Service Center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olleen Scot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aldwin Scholars Program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nyin Sia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uqua/Coach K Center on Leadership and Ethics (COLE)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im Sitki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uqua/Coach K Center on Leadership and Ethics (COLE)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hanci Robinso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Housing, Dining Residence Life (HDRL)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nna Li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Assessment and Research, Student Affairs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ristin Wrigh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Engage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cott Yakola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Athletics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ane Emmerli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ervice-Learning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BJ Rudel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POLIS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lison Rabi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inancial Aid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Haley Broadhead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inancial Aid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my Unel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pecial Projects-Arts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ole Taylo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Assessment and Research-Student Affairs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ean Taylo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eagin Leadership Program-School of Medicine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milie Dy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Fraternity and Sorority Life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lly Hick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Leadership Education-Divinity School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Irina Adam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the Provost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ane Morri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USF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ssica Sperli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ocial Science Research Institute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’nai Adam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enter for Multicultural Affairs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ustin Clapp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avid M. Rubenstein Scholars Program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iah Glen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enter for Muslin Life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aura How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the Provost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onique Harri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Academic Resource Center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organ William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avid M. Rubenstein Scholars Program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Nicki Charl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Summer Session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Willie Gree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Alumni Association 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rtinez -Zuniga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areer Center</text:p>
          </table:table-cell>
          <table:table-cell table:number-columns-repeated="2"/>
          <table:table-cell table:style-name="ce2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beth osteen</text:p>
          </table:table-cell>
          <table:table-cell table:number-columns-repeated="2"/>
          <table:table-cell table:style-name="Default"/>
          <table:table-cell office:value-type="string">
            <text:p>bosteen@duke.edu</text:p>
          </table:table-cell>
          <table:table-cell/>
          <table:table-cell table:style-name="ce2" office:value-type="string">
            <text:p><text:a xlink:href="https://hart.sanford.duke.edu/contact-us/">https://hart.sanford.duke.edu/contact-us/</text:a></text:p>
          </table:table-cell>
          <table:table-cell office:value-type="string">
            <text:p>hart leadership program</text:p>
          </table:table-cell>
          <table:table-cell office:value-type="string">
            <text:p>sanford institute</text:p>
          </table:table-cell>
          <table:table-cell office:value-type="string">
            <text:p>duke</text:p>
          </table:table-cell>
          <table:table-cell office:value-type="string">
            <text:p>leadership for public life</text:p>
          </table:table-cell>
          <table:table-cell/>
          <table:table-cell table:style-name="ce2" office:value-type="string">
            <text:p><text:a xlink:href="https://hart.sanford.duke.edu/contact-us/">https://hart.sanford.duke.edu/contact-us/</text:a>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Nicholas antonicci</text:p>
          </table:table-cell>
          <table:table-cell table:style-name="ce2" office:value-type="string">
            <text:p><text:a xlink:href="https://studentaffairs.duke.edu/csgd/about-us/center-sexual-and-gender-diversity-staff#expand-accordion-5199">Director, Center for Sexual and Gender Diversity</text:a></text:p>
          </table:table-cell>
          <table:table-cell/>
          <table:table-cell table:style-name="ce11" office:value-type="string">
            <text:p>CENTER FOR SEXUAL AND GENDER DIVERSITY</text:p>
          </table:table-cell>
          <table:table-cell office:value-type="string">
            <text:p>nicholas.antonicci@duke.edu</text:p>
          </table:table-cell>
          <table:table-cell office:value-type="string">
            <text:p>919-684-6607 </text:p>
          </table:table-cell>
          <table:table-cell/>
          <table:table-cell office:value-type="string">
            <text:p>CENTER FOR SEXUAL AND GENDER DIVERSITY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angel collie</text:p>
          </table:table-cell>
          <table:table-cell table:style-name="ce2" office:value-type="string">
            <text:p><text:a xlink:href="https://studentaffairs.duke.edu/csgd/about-us/center-sexual-and-gender-diversity-staff#expand-accordion-5200">Assistant Director, Center for Sexual and Gender Diversity</text:a></text:p>
          </table:table-cell>
          <table:table-cell/>
          <table:table-cell table:style-name="ce11" office:value-type="string">
            <text:p>CENTER FOR SEXUAL AND GENDER DIVERSITY</text:p>
          </table:table-cell>
          <table:table-cell office:value-type="string">
            <text:p><text:a xlink:href="mailto:angel.collie@duke.edu">angel.collie@duke.edu</text:a></text:p>
          </table:table-cell>
          <table:table-cell office:value-type="string">
            <text:p>919-681-4695</text:p>
          </table:table-cell>
          <table:table-cell/>
          <table:table-cell office:value-type="string">
            <text:p>CENTER FOR SEXUAL AND GENDER DIVERSITY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brittney brown</text:p>
          </table:table-cell>
          <table:table-cell table:style-name="ce2" office:value-type="string">
            <text:p><text:a xlink:href="https://studentaffairs.duke.edu/csgd/about-us/center-sexual-and-gender-diversity-staff#expand-accordion-5202">Office Coordinator, Center for Sexual and Gender Diversity</text:a></text:p>
          </table:table-cell>
          <table:table-cell/>
          <table:table-cell table:style-name="ce11" office:value-type="string">
            <text:p>CENTER FOR SEXUAL AND GENDER DIVERSITY</text:p>
          </table:table-cell>
          <table:table-cell office:value-type="string">
            <text:p><text:a xlink:href="mailto:brittney.brown@duke.edu">brittney.brown@duke.edu</text:a></text:p>
          </table:table-cell>
          <table:table-cell office:value-type="string">
            <text:p>919-684-6607</text:p>
          </table:table-cell>
          <table:table-cell/>
          <table:table-cell office:value-type="string">
            <text:p>CENTER FOR SEXUAL AND GENDER DIVERSITY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TODO</text:p>
          </table:table-cell>
          <table:table-cell table:number-columns-repeated="1023"/>
        </table:table-row>
        <table:table-row table:style-name="ro8">
          <table:table-cell table:style-name="ce2" office:value-type="string">
            <text:p><text:a xlink:href="https://studentaffairs.duke.edu/wc">https://studentaffairs.duke.edu/wc</text:a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" office:value-type="string">
            <text:p><text:a xlink:href="https://studentaffairs.duke.edu/ucae/leadership/leadership-duke">https://studentaffairs.duke.edu/ucae/leadership/leadership-duke</text:a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" office:value-type="string">
            <text:p><text:a xlink:href="http://daytimemba114504.orgsync.com/org/dukeawib/home">http://daytimemba114504.orgsync.com/org/dukeawib/home</text:a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" office:value-type="string">
            <text:p><text:a xlink:href="http://www.georgefamilyfoundation.org/news/grantee-spotlight-dukes-penny-pilgram-womens-leadership-initiative">http://www.georgefamilyfoundation.org/news/grantee-spotlight-dukes-penny-pilgram-womens-leadership-initiative</text:a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" office:value-type="string">
            <text:p><text:a xlink:href="http://www.goduke.com/ViewArticle.dbml?DB_OEM_ID=4200&amp;ATCLID=211786606">http://www.goduke.com/ViewArticle.dbml?DB_OEM_ID=4200&amp;ATCLID=211786606</text:a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" office:value-type="string">
            <text:p><text:a xlink:href="https://www.google.com/search?ei=m3m_XLXyLoSyggeZ_omoAQ&amp;q=duke+women+leadership+stem&amp;oq=duke+women+leadership+stem&amp;gs_l=psy-ab.3...23516.24158..24866...0.0..0.111.513.1j4......0....1..gws-wiz.......0i71.yM01iiL2Pa8">https://www.google.com/search?ei=m3m_XLXyLoSyggeZ_omoAQ&amp;q=duke+women+leadership+stem&amp;oq=duke+women+leadership+stem&amp;gs_l=psy-ab.3...23516.24158..24866...0.0..0.111.513.1j4......0....1..gws-wiz.......0i71.yM01iiL2Pa8</text:a></text:p>
          </table:table-cell>
          <table:table-cell table:style-name="ce2"/>
          <table:table-cell table:number-columns-repeated="1022"/>
        </table:table-row>
        <table:table-row table:style-name="ro8" table:number-rows-repeated="10484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7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bp120@duke.edu</text:p>
          </table:table-cell>
          <table:table-cell office:value-type="string">
            <text:p>Braelyn Parkman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table:number-columns-repeated="4"/>
        </table:table-row>
        <table:table-row table:style-name="ro1">
          <table:table-cell office:value-type="string">
            <text:p>ak458@duke.edu</text:p>
          </table:table-cell>
          <table:table-cell office:value-type="string">
            <text:p>Abigail Kingsley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table:number-columns-repeated="4"/>
        </table:table-row>
        <table:table-row table:style-name="ro1">
          <table:table-cell office:value-type="string">
            <text:p>sr334@duke.edu</text:p>
          </table:table-cell>
          <table:table-cell office:value-type="string">
            <text:p>Swathi Ramprasad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table:number-columns-repeated="4"/>
        </table:table-row>
        <table:table-row table:style-name="ro1">
          <table:table-cell office:value-type="string">
            <text:p>kzc3@duke.edu</text:p>
          </table:table-cell>
          <table:table-cell office:value-type="string">
            <text:p>Kathleen Chen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table:number-columns-repeated="4"/>
        </table:table-row>
        <table:table-row table:style-name="ro1">
          <table:table-cell office:value-type="string">
            <text:p>usp2@duke.edu</text:p>
          </table:table-cell>
          <table:table-cell office:value-type="string">
            <text:p>Urmi Pandya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table:number-columns-repeated="4"/>
        </table:table-row>
        <table:table-row table:style-name="ro1">
          <table:table-cell office:value-type="string">
            <text:p>al343@duke.edu</text:p>
          </table:table-cell>
          <table:table-cell office:value-type="string">
            <text:p>Annie Lu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table:number-columns-repeated="4"/>
        </table:table-row>
        <table:table-row table:style-name="ro1">
          <table:table-cell office:value-type="string">
            <text:p>lah95@duke.edu</text:p>
          </table:table-cell>
          <table:table-cell office:value-type="string">
            <text:p>Lydia Hendrick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table:number-columns-repeated="4"/>
        </table:table-row>
        <table:table-row table:style-name="ro1">
          <table:table-cell office:value-type="string">
            <text:p>emg64@duke.edu</text:p>
          </table:table-cell>
          <table:table-cell office:value-type="string">
            <text:p>Evelyn Garcia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table:number-columns-repeated="4"/>
        </table:table-row>
        <table:table-row table:style-name="ro1">
          <table:table-cell office:value-type="string">
            <text:p>rvg3@duke.edu</text:p>
          </table:table-cell>
          <table:table-cell office:value-type="string">
            <text:p>Rishika Gundi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table:number-columns-repeated="4"/>
        </table:table-row>
        <table:table-row table:style-name="ro1">
          <table:table-cell office:value-type="string">
            <text:p>jt241@duke.edu</text:p>
          </table:table-cell>
          <table:table-cell office:value-type="string">
            <text:p>Jandé Thomas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table:number-columns-repeated="4"/>
        </table:table-row>
        <table:table-row table:style-name="ro1">
          <table:table-cell office:value-type="string">
            <text:p>sew76@duke.edu</text:p>
          </table:table-cell>
          <table:table-cell office:value-type="string">
            <text:p>Sarah Watkins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table:number-columns-repeated="4"/>
        </table:table-row>
        <table:table-row table:style-name="ro1">
          <table:table-cell office:value-type="string">
            <text:p>cmt71@duke.edu</text:p>
          </table:table-cell>
          <table:table-cell office:value-type="string">
            <text:p>Charlotte Thomas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table:number-columns-repeated="4"/>
        </table:table-row>
        <table:table-row table:style-name="ro1">
          <table:table-cell office:value-type="string">
            <text:p>cg232@duke.edu</text:p>
          </table:table-cell>
          <table:table-cell office:value-type="string">
            <text:p>Carmela Guaglianone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table:number-columns-repeated="4"/>
        </table:table-row>
        <table:table-row table:style-name="ro1">
          <table:table-cell office:value-type="string">
            <text:p>hnh11@duke.edu </text:p>
          </table:table-cell>
          <table:table-cell office:value-type="string">
            <text:p>Hannah Humayun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table:number-columns-repeated="4"/>
        </table:table-row>
        <table:table-row table:style-name="ro1">
          <table:table-cell office:value-type="string">
            <text:p>mw352@duke.edu</text:p>
          </table:table-cell>
          <table:table-cell office:value-type="string">
            <text:p>Michelle Wong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table:number-columns-repeated="4"/>
        </table:table-row>
        <table:table-row table:style-name="ro1">
          <table:table-cell office:value-type="string">
            <text:p>ew153@duke.edu</text:p>
          </table:table-cell>
          <table:table-cell office:value-type="string">
            <text:p>Erica Wang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table:number-columns-repeated="4"/>
        </table:table-row>
        <table:table-row table:style-name="ro1">
          <table:table-cell office:value-type="string">
            <text:p>rw158@duke.edu</text:p>
          </table:table-cell>
          <table:table-cell office:value-type="string">
            <text:p>Rose Wong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table:number-columns-repeated="4"/>
        </table:table-row>
        <table:table-row table:style-name="ro1">
          <table:table-cell office:value-type="string">
            <text:p>aer52@duke.edu</text:p>
          </table:table-cell>
          <table:table-cell office:value-type="string">
            <text:p>Arianna Rhue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table:number-columns-repeated="4"/>
        </table:table-row>
        <table:table-row table:style-name="ro1">
          <table:table-cell office:value-type="string">
            <text:p>cew49@duke.edu</text:p>
          </table:table-cell>
          <table:table-cell office:value-type="string">
            <text:p>Claire Wiebe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table:number-columns-repeated="4"/>
        </table:table-row>
        <table:table-row table:style-name="ro1">
          <table:table-cell office:value-type="string">
            <text:p>eps19@duke.edu</text:p>
          </table:table-cell>
          <table:table-cell office:value-type="string">
            <text:p>Ellen Scully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table:number-columns-repeated="4"/>
        </table:table-row>
        <table:table-row table:style-name="ro1">
          <table:table-cell office:value-type="string">
            <text:p>eai8@duke.edu</text:p>
          </table:table-cell>
          <table:table-cell office:value-type="string">
            <text:p>Ebehiremhe Anita Izokun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table:number-columns-repeated="4"/>
        </table:table-row>
        <table:table-row table:style-name="ro1">
          <table:table-cell office:value-type="string">
            <text:p>mv104@duke.edu</text:p>
          </table:table-cell>
          <table:table-cell office:value-type="string">
            <text:p>Mahima Varma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table:number-columns-repeated="4"/>
        </table:table-row>
        <table:table-row table:style-name="ro1">
          <table:table-cell office:value-type="string">
            <text:p>sw278@duke.edu</text:p>
          </table:table-cell>
          <table:table-cell office:value-type="string">
            <text:p>Stella Wang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table:number-columns-repeated="4"/>
        </table:table-row>
        <table:table-row table:style-name="ro1">
          <table:table-cell office:value-type="string">
            <text:p>ejp32@duke.edu</text:p>
          </table:table-cell>
          <table:table-cell office:value-type="string">
            <text:p>Emma Palmer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table:number-columns-repeated="4"/>
        </table:table-row>
        <table:table-row table:style-name="ro1">
          <table:table-cell office:value-type="string">
            <text:p>aep47@duke.edu</text:p>
          </table:table-cell>
          <table:table-cell office:value-type="string">
            <text:p>Anya Parks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table:number-columns-repeated="4"/>
        </table:table-row>
        <table:table-row table:style-name="ro2">
          <table:table-cell office:value-type="string">
            <text:p>ckk10@duke.edu</text:p>
          </table:table-cell>
          <table:table-cell office:value-type="string">
            <text:p>Christine Kinyua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>
            <text:p>name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org</text:p>
          </table:table-cell>
          <table:table-cell table:style-name="ce6" office:value-type="string">
            <text:p>email</text:p>
          </table:table-cell>
        </table:table-row>
        <table:table-row table:style-name="ro2">
          <table:table-cell table:number-columns-repeated="2"/>
          <table:table-cell office:value-type="string">
            <text:p>Braelyn Parkma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office:value-type="string">
            <text:p>PPGWLI</text:p>
          </table:table-cell>
          <table:table-cell office:value-type="string">
            <text:p>bp120@duke.edu</text:p>
          </table:table-cell>
        </table:table-row>
        <table:table-row table:style-name="ro10">
          <table:table-cell table:number-columns-repeated="2"/>
          <table:table-cell office:value-type="string">
            <text:p>Abigail Kingsley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office:value-type="string">
            <text:p>PPGWLI</text:p>
          </table:table-cell>
          <table:table-cell office:value-type="string">
            <text:p>ak458@duke.edu</text:p>
          </table:table-cell>
        </table:table-row>
        <table:table-row table:style-name="ro2">
          <table:table-cell table:number-columns-repeated="2"/>
          <table:table-cell office:value-type="string">
            <text:p>Swathi Ramprasad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office:value-type="string">
            <text:p>PPGWLI</text:p>
          </table:table-cell>
          <table:table-cell office:value-type="string">
            <text:p>sr334@duke.edu</text:p>
          </table:table-cell>
        </table:table-row>
        <table:table-row table:style-name="ro10">
          <table:table-cell table:number-columns-repeated="2"/>
          <table:table-cell office:value-type="string">
            <text:p>Kathleen Che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office:value-type="string">
            <text:p>PPGWLI</text:p>
          </table:table-cell>
          <table:table-cell office:value-type="string">
            <text:p>kzc3@duke.edu</text:p>
          </table:table-cell>
        </table:table-row>
        <table:table-row table:style-name="ro2">
          <table:table-cell table:number-columns-repeated="2"/>
          <table:table-cell office:value-type="string">
            <text:p>Urmi Pandy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office:value-type="string">
            <text:p>PPGWLI</text:p>
          </table:table-cell>
          <table:table-cell office:value-type="string">
            <text:p>usp2@duke.edu</text:p>
          </table:table-cell>
        </table:table-row>
        <table:table-row table:style-name="ro10">
          <table:table-cell table:number-columns-repeated="2"/>
          <table:table-cell office:value-type="string">
            <text:p>Annie Lu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office:value-type="string">
            <text:p>PPGWLI</text:p>
          </table:table-cell>
          <table:table-cell office:value-type="string">
            <text:p>al343@duke.edu</text:p>
          </table:table-cell>
        </table:table-row>
        <table:table-row table:style-name="ro10">
          <table:table-cell table:number-columns-repeated="2"/>
          <table:table-cell office:value-type="string">
            <text:p>Lydia Hendrick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office:value-type="string">
            <text:p>PPGWLI</text:p>
          </table:table-cell>
          <table:table-cell office:value-type="string">
            <text:p>lah95@duke.edu</text:p>
          </table:table-cell>
        </table:table-row>
        <table:table-row table:style-name="ro10">
          <table:table-cell table:number-columns-repeated="2"/>
          <table:table-cell office:value-type="string">
            <text:p>Evelyn Garci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office:value-type="string">
            <text:p>PPGWLI</text:p>
          </table:table-cell>
          <table:table-cell office:value-type="string">
            <text:p>emg64@duke.edu</text:p>
          </table:table-cell>
        </table:table-row>
        <table:table-row table:style-name="ro2">
          <table:table-cell table:number-columns-repeated="2"/>
          <table:table-cell office:value-type="string">
            <text:p>Rishika Gundi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office:value-type="string">
            <text:p>PPGWLI</text:p>
          </table:table-cell>
          <table:table-cell office:value-type="string">
            <text:p>rvg3@duke.edu</text:p>
          </table:table-cell>
        </table:table-row>
        <table:table-row table:style-name="ro2">
          <table:table-cell table:number-columns-repeated="2"/>
          <table:table-cell office:value-type="string">
            <text:p>Jandé Thoma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office:value-type="string">
            <text:p>PPGWLI</text:p>
          </table:table-cell>
          <table:table-cell office:value-type="string">
            <text:p>jt241@duke.edu</text:p>
          </table:table-cell>
        </table:table-row>
        <table:table-row table:style-name="ro2">
          <table:table-cell table:number-columns-repeated="2"/>
          <table:table-cell office:value-type="string">
            <text:p>Sarah Watkin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office:value-type="string">
            <text:p>PPGWLI</text:p>
          </table:table-cell>
          <table:table-cell office:value-type="string">
            <text:p>sew76@duke.edu</text:p>
          </table:table-cell>
        </table:table-row>
        <table:table-row table:style-name="ro10">
          <table:table-cell table:number-columns-repeated="2"/>
          <table:table-cell office:value-type="string">
            <text:p>Charlotte Thoma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office:value-type="string">
            <text:p>PPGWLI</text:p>
          </table:table-cell>
          <table:table-cell office:value-type="string">
            <text:p>cmt71@duke.edu</text:p>
          </table:table-cell>
        </table:table-row>
        <table:table-row table:style-name="ro2">
          <table:table-cell table:number-columns-repeated="2"/>
          <table:table-cell office:value-type="string">
            <text:p>Carmela Guaglianone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office:value-type="string">
            <text:p>PPGWLI</text:p>
          </table:table-cell>
          <table:table-cell office:value-type="string">
            <text:p>cg232@duke.edu</text:p>
          </table:table-cell>
        </table:table-row>
        <table:table-row table:style-name="ro2">
          <table:table-cell table:number-columns-repeated="2"/>
          <table:table-cell office:value-type="string">
            <text:p>Hannah Humayu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office:value-type="string">
            <text:p>PPGWLI</text:p>
          </table:table-cell>
          <table:table-cell office:value-type="string">
            <text:p>hnh11@duke.edu </text:p>
          </table:table-cell>
        </table:table-row>
        <table:table-row table:style-name="ro10">
          <table:table-cell table:number-columns-repeated="2"/>
          <table:table-cell office:value-type="string">
            <text:p>Michelle Wo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office:value-type="string">
            <text:p>PPGWLI</text:p>
          </table:table-cell>
          <table:table-cell office:value-type="string">
            <text:p>mw352@duke.edu</text:p>
          </table:table-cell>
        </table:table-row>
        <table:table-row table:style-name="ro10">
          <table:table-cell table:number-columns-repeated="2"/>
          <table:table-cell office:value-type="string">
            <text:p>Erica Wa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office:value-type="string">
            <text:p>PPGWLI</text:p>
          </table:table-cell>
          <table:table-cell office:value-type="string">
            <text:p>ew153@duke.edu</text:p>
          </table:table-cell>
        </table:table-row>
        <table:table-row table:style-name="ro10">
          <table:table-cell table:number-columns-repeated="2"/>
          <table:table-cell office:value-type="string">
            <text:p>Rose Wo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office:value-type="string">
            <text:p>PPGWLI</text:p>
          </table:table-cell>
          <table:table-cell office:value-type="string">
            <text:p>rw158@duke.edu</text:p>
          </table:table-cell>
        </table:table-row>
        <table:table-row table:style-name="ro2">
          <table:table-cell table:number-columns-repeated="2"/>
          <table:table-cell office:value-type="string">
            <text:p>Arianna Rhue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office:value-type="string">
            <text:p>PPGWLI</text:p>
          </table:table-cell>
          <table:table-cell office:value-type="string">
            <text:p>aer52@duke.edu</text:p>
          </table:table-cell>
        </table:table-row>
        <table:table-row table:style-name="ro2">
          <table:table-cell table:number-columns-repeated="2"/>
          <table:table-cell office:value-type="string">
            <text:p>Claire Wiebe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office:value-type="string">
            <text:p>PPGWLI</text:p>
          </table:table-cell>
          <table:table-cell office:value-type="string">
            <text:p>cew49@duke.edu</text:p>
          </table:table-cell>
        </table:table-row>
        <table:table-row table:style-name="ro10">
          <table:table-cell table:number-columns-repeated="2"/>
          <table:table-cell office:value-type="string">
            <text:p>Ellen Scully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office:value-type="string">
            <text:p>PPGWLI</text:p>
          </table:table-cell>
          <table:table-cell office:value-type="string">
            <text:p>eps19@duke.edu</text:p>
          </table:table-cell>
        </table:table-row>
        <table:table-row table:style-name="ro2">
          <table:table-cell table:number-columns-repeated="2"/>
          <table:table-cell office:value-type="string">
            <text:p>Ebehiremhe Anita Izoku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office:value-type="string">
            <text:p>PPGWLI</text:p>
          </table:table-cell>
          <table:table-cell office:value-type="string">
            <text:p>eai8@duke.edu</text:p>
          </table:table-cell>
        </table:table-row>
        <table:table-row table:style-name="ro2">
          <table:table-cell table:number-columns-repeated="2"/>
          <table:table-cell office:value-type="string">
            <text:p>Mahima Varm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office:value-type="string">
            <text:p>PPGWLI</text:p>
          </table:table-cell>
          <table:table-cell office:value-type="string">
            <text:p>mv104@duke.edu</text:p>
          </table:table-cell>
        </table:table-row>
        <table:table-row table:style-name="ro10">
          <table:table-cell table:number-columns-repeated="2"/>
          <table:table-cell office:value-type="string">
            <text:p>Stella Wa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office:value-type="string">
            <text:p>PPGWLI</text:p>
          </table:table-cell>
          <table:table-cell office:value-type="string">
            <text:p>sw278@duke.edu</text:p>
          </table:table-cell>
        </table:table-row>
        <table:table-row table:style-name="ro10">
          <table:table-cell table:number-columns-repeated="2"/>
          <table:table-cell office:value-type="string">
            <text:p>Emma Palmer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office:value-type="string">
            <text:p>PPGWLI</text:p>
          </table:table-cell>
          <table:table-cell office:value-type="string">
            <text:p>ejp32@duke.edu</text:p>
          </table:table-cell>
        </table:table-row>
        <table:table-row table:style-name="ro2">
          <table:table-cell table:number-columns-repeated="2"/>
          <table:table-cell office:value-type="string">
            <text:p>Anya Park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office:value-type="string">
            <text:p>PPGWLI</text:p>
          </table:table-cell>
          <table:table-cell office:value-type="string">
            <text:p>aep47@duke.edu</text:p>
          </table:table-cell>
        </table:table-row>
        <table:table-row table:style-name="ro2">
          <table:table-cell table:number-columns-repeated="2"/>
          <table:table-cell office:value-type="string">
            <text:p>Christine Kinyu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/>
          <table:table-cell office:value-type="string">
            <text:p>PPGWLI</text:p>
          </table:table-cell>
          <table:table-cell office:value-type="string">
            <text:p>ckk10@duke.edu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4/23/2019</text:date>, <text:time>22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0:01</meta:creation-date>
    <dc:date>2019-04-23T22:34:05</dc:date>
    <meta:editing-duration>PT5H17M22S</meta:editing-duration>
    <meta:editing-cycles>3</meta:editing-cycles>
    <meta:generator>OpenOffice/4.1.6$Unix OpenOffice.org_project/416m1$Build-9790</meta:generator>
    <meta:document-statistic meta:table-count="3" meta:cell-count="1049" meta:object-count="0"/>
    <meta:user-defined meta:name=""/>
  </office:meta>
</office:document-meta>
</file>